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8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7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10]*1.25" style:apply-style-name="Good" style:base-cell-address="Sheet1.I10"/>
    </style:style>
    <style:style style:name="ce76" style:family="table-cell" style:parent-style-name="Default" style:data-style-name="N121">
      <style:map style:condition="cell-content()&gt;[.E13]*1.25" style:apply-style-name="Good" style:base-cell-address="Sheet1.I13"/>
    </style:style>
    <style:style style:name="ce77" style:family="table-cell" style:parent-style-name="Default" style:data-style-name="N121">
      <style:map style:condition="cell-content()&gt;[.E14]*1.25" style:apply-style-name="Good" style:base-cell-address="Sheet1.I14"/>
    </style:style>
    <style:style style:name="ce79" style:family="table-cell" style:parent-style-name="Default" style:data-style-name="N121">
      <style:map style:condition="cell-content()&gt;[.E16]*1.25" style:apply-style-name="Good" style:base-cell-address="Sheet1.I16"/>
    </style:style>
    <style:style style:name="ce82" style:family="table-cell" style:parent-style-name="Default" style:data-style-name="N121">
      <style:map style:condition="cell-content()&gt;[.E21]*1.25" style:apply-style-name="Good" style:base-cell-address="Sheet1.I21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86" style:family="table-cell" style:parent-style-name="Default" style:data-style-name="N121">
      <style:map style:condition="cell-content()&gt;[.E37]*1.25" style:apply-style-name="Good" style:base-cell-address="Sheet1.I37"/>
    </style:style>
    <style:style style:name="ce87" style:family="table-cell" style:parent-style-name="Default" style:data-style-name="N121">
      <style:map style:condition="cell-content()&gt;0" style:apply-style-name="Bad" style:base-cell-address="Sheet1.J6"/>
    </style:style>
    <style:style style:name="ce88" style:family="table-cell" style:parent-style-name="Default" style:data-style-name="N121">
      <style:map style:condition="cell-content()&gt;0" style:apply-style-name="Bad" style:base-cell-address="Sheet1.J7"/>
    </style:style>
    <style:style style:name="ce89" style:family="table-cell" style:parent-style-name="Default" style:data-style-name="N121">
      <style:map style:condition="cell-content()&gt;0" style:apply-style-name="Bad" style:base-cell-address="Sheet1.J8"/>
    </style:style>
    <style:style style:name="ce91" style:family="table-cell" style:parent-style-name="Default" style:data-style-name="N121">
      <style:map style:condition="cell-content()&gt;0" style:apply-style-name="Bad" style:base-cell-address="Sheet1.J9"/>
    </style:style>
    <style:style style:name="ce92" style:family="table-cell" style:parent-style-name="Default" style:data-style-name="N121">
      <style:map style:condition="cell-content()&gt;0" style:apply-style-name="Bad" style:base-cell-address="Sheet1.J10"/>
    </style:style>
    <style:style style:name="ce94" style:family="table-cell" style:parent-style-name="Default" style:data-style-name="N121">
      <style:map style:condition="cell-content()&gt;0" style:apply-style-name="Bad" style:base-cell-address="Sheet1.J11"/>
    </style:style>
    <style:style style:name="ce96" style:family="table-cell" style:parent-style-name="Default" style:data-style-name="N121">
      <style:map style:condition="cell-content()&gt;0" style:apply-style-name="Bad" style:base-cell-address="Sheet1.J12"/>
    </style:style>
    <style:style style:name="ce97" style:family="table-cell" style:parent-style-name="Default" style:data-style-name="N121">
      <style:map style:condition="cell-content()&gt;0" style:apply-style-name="Bad" style:base-cell-address="Sheet1.J13"/>
    </style:style>
    <style:style style:name="ce98" style:family="table-cell" style:parent-style-name="Default" style:data-style-name="N121">
      <style:map style:condition="cell-content()&gt;0" style:apply-style-name="Bad" style:base-cell-address="Sheet1.J14"/>
    </style:style>
    <style:style style:name="ce99" style:family="table-cell" style:parent-style-name="Default" style:data-style-name="N121">
      <style:map style:condition="cell-content()&gt;0" style:apply-style-name="Bad" style:base-cell-address="Sheet1.J15"/>
    </style:style>
    <style:style style:name="ce100" style:family="table-cell" style:parent-style-name="Default" style:data-style-name="N121">
      <style:map style:condition="cell-content()&gt;0" style:apply-style-name="Bad" style:base-cell-address="Sheet1.J16"/>
    </style:style>
    <style:style style:name="ce101" style:family="table-cell" style:parent-style-name="Default" style:data-style-name="N121">
      <style:map style:condition="cell-content()&gt;0" style:apply-style-name="Bad" style:base-cell-address="Sheet1.J17"/>
    </style:style>
    <style:style style:name="ce102" style:family="table-cell" style:parent-style-name="Default" style:data-style-name="N121">
      <style:map style:condition="cell-content()&gt;0" style:apply-style-name="Bad" style:base-cell-address="Sheet1.J18"/>
    </style:style>
    <style:style style:name="ce104" style:family="table-cell" style:parent-style-name="Default" style:data-style-name="N121">
      <style:map style:condition="cell-content()&gt;0" style:apply-style-name="Bad" style:base-cell-address="Sheet1.J19"/>
    </style:style>
    <style:style style:name="ce105" style:family="table-cell" style:parent-style-name="Default" style:data-style-name="N121">
      <style:map style:condition="cell-content()&gt;0" style:apply-style-name="Bad" style:base-cell-address="Sheet1.J20"/>
    </style:style>
    <style:style style:name="ce107" style:family="table-cell" style:parent-style-name="Default" style:data-style-name="N121">
      <style:map style:condition="cell-content()&gt;0" style:apply-style-name="Bad" style:base-cell-address="Sheet1.J21"/>
    </style:style>
    <style:style style:name="ce108" style:family="table-cell" style:parent-style-name="Default" style:data-style-name="N121">
      <style:map style:condition="cell-content()&gt;0" style:apply-style-name="Bad" style:base-cell-address="Sheet1.J22"/>
    </style:style>
    <style:style style:name="ce109" style:family="table-cell" style:parent-style-name="Default" style:data-style-name="N121">
      <style:map style:condition="cell-content()&gt;0" style:apply-style-name="Bad" style:base-cell-address="Sheet1.J23"/>
    </style:style>
    <style:style style:name="ce110" style:family="table-cell" style:parent-style-name="Default" style:data-style-name="N121">
      <style:map style:condition="cell-content()&gt;0" style:apply-style-name="Bad" style:base-cell-address="Sheet1.J24"/>
    </style:style>
    <style:style style:name="ce111" style:family="table-cell" style:parent-style-name="Default" style:data-style-name="N121">
      <style:map style:condition="cell-content()&gt;0" style:apply-style-name="Bad" style:base-cell-address="Sheet1.J25"/>
    </style:style>
    <style:style style:name="ce113" style:family="table-cell" style:parent-style-name="Default" style:data-style-name="N121">
      <style:map style:condition="cell-content()&gt;0" style:apply-style-name="Bad" style:base-cell-address="Sheet1.J26"/>
    </style:style>
    <style:style style:name="ce11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27" style:family="table-cell" style:parent-style-name="Default" style:data-style-name="N121">
      <style:map style:condition="cell-content()&gt;0" style:apply-style-name="Bad" style:base-cell-address="Sheet1.J37"/>
    </style:style>
    <style:style style:name="ce128" style:family="table-cell" style:parent-style-name="Default" style:data-style-name="N121">
      <style:map style:condition="cell-content()&gt;0" style:apply-style-name="Bad" style:base-cell-address="Sheet1.J38"/>
    </style:style>
    <style:style style:name="ce129" style:family="table-cell" style:parent-style-name="Default" style:data-style-name="N121">
      <style:map style:condition="cell-content()&gt;0" style:apply-style-name="Bad" style:base-cell-address="Sheet1.K6"/>
    </style:style>
    <style:style style:name="ce131" style:family="table-cell" style:parent-style-name="Default" style:data-style-name="N121">
      <style:map style:condition="cell-content()&gt;0" style:apply-style-name="Bad" style:base-cell-address="Sheet1.K7"/>
    </style:style>
    <style:style style:name="ce132" style:family="table-cell" style:parent-style-name="Default" style:data-style-name="N121">
      <style:map style:condition="cell-content()&gt;0" style:apply-style-name="Bad" style:base-cell-address="Sheet1.K8"/>
    </style:style>
    <style:style style:name="ce133" style:family="table-cell" style:parent-style-name="Default" style:data-style-name="N121">
      <style:map style:condition="cell-content()&gt;0" style:apply-style-name="Bad" style:base-cell-address="Sheet1.K10"/>
    </style:style>
    <style:style style:name="ce136" style:family="table-cell" style:parent-style-name="Default" style:data-style-name="N121">
      <style:map style:condition="cell-content()&gt;0" style:apply-style-name="Bad" style:base-cell-address="Sheet1.K11"/>
    </style:style>
    <style:style style:name="ce138" style:family="table-cell" style:parent-style-name="Default" style:data-style-name="N121">
      <style:map style:condition="cell-content()&gt;0" style:apply-style-name="Bad" style:base-cell-address="Sheet1.K13"/>
    </style:style>
    <style:style style:name="ce142" style:family="table-cell" style:parent-style-name="Default" style:data-style-name="N121">
      <style:map style:condition="cell-content()&gt;0" style:apply-style-name="Bad" style:base-cell-address="Sheet1.K14"/>
    </style:style>
    <style:style style:name="ce143" style:family="table-cell" style:parent-style-name="Default" style:data-style-name="N121">
      <style:map style:condition="cell-content()&gt;0" style:apply-style-name="Bad" style:base-cell-address="Sheet1.K15"/>
    </style:style>
    <style:style style:name="ce146" style:family="table-cell" style:parent-style-name="Default" style:data-style-name="N121">
      <style:map style:condition="cell-content()&gt;0" style:apply-style-name="Bad" style:base-cell-address="Sheet1.K16"/>
    </style:style>
    <style:style style:name="ce151" style:family="table-cell" style:parent-style-name="Default" style:data-style-name="N121">
      <style:map style:condition="cell-content()&gt;0" style:apply-style-name="Bad" style:base-cell-address="Sheet1.K17"/>
    </style:style>
    <style:style style:name="ce153" style:family="table-cell" style:parent-style-name="Default" style:data-style-name="N121">
      <style:map style:condition="cell-content()&gt;0" style:apply-style-name="Bad" style:base-cell-address="Sheet1.K18"/>
    </style:style>
    <style:style style:name="ce154" style:family="table-cell" style:parent-style-name="Default" style:data-style-name="N121">
      <style:map style:condition="cell-content()&gt;0" style:apply-style-name="Bad" style:base-cell-address="Sheet1.K19"/>
    </style:style>
    <style:style style:name="ce155" style:family="table-cell" style:parent-style-name="Default" style:data-style-name="N121">
      <style:map style:condition="cell-content()&gt;0" style:apply-style-name="Bad" style:base-cell-address="Sheet1.K20"/>
    </style:style>
    <style:style style:name="ce164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71" style:family="table-cell" style:parent-style-name="Default" style:data-style-name="N121">
      <style:map style:condition="cell-content()&gt;0" style:apply-style-name="Bad" style:base-cell-address="Sheet1.K23"/>
    </style:style>
    <style:style style:name="ce172" style:family="table-cell" style:parent-style-name="Default" style:data-style-name="N121">
      <style:map style:condition="cell-content()&gt;0" style:apply-style-name="Bad" style:base-cell-address="Sheet1.K24"/>
    </style:style>
    <style:style style:name="ce173" style:family="table-cell" style:parent-style-name="Default" style:data-style-name="N121">
      <style:map style:condition="cell-content()&gt;0" style:apply-style-name="Bad" style:base-cell-address="Sheet1.K25"/>
    </style:style>
    <style:style style:name="ce174" style:family="table-cell" style:parent-style-name="Default" style:data-style-name="N121">
      <style:map style:condition="cell-content()&gt;0" style:apply-style-name="Bad" style:base-cell-address="Sheet1.K26"/>
    </style:style>
    <style:style style:name="ce175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187" style:family="table-cell" style:parent-style-name="Default" style:data-style-name="N121">
      <style:map style:condition="cell-content()&gt;0" style:apply-style-name="Bad" style:base-cell-address="Sheet1.K37"/>
    </style:style>
    <style:style style:name="ce191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79" calcext:value-type="float">
            <text:p>1.279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26" office:value-type="float" office:value="11.71" calcext:value-type="float">
            <text:p>11.71</text:p>
          </table:table-cell>
          <table:table-cell table:style-name="ce22" office:value-type="percentage" office:value="0.6823" calcext:value-type="percentage">
            <text:p>68.2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08" calcext:value-type="float" table:number-columns-spanned="4" table:number-rows-spanned="1">
            <text:p>1.30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68" calcext:value-type="percentage" table:number-columns-spanned="5" table:number-rows-spanned="1">
            <text:p>0.6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9" office:value-type="percentage" office:value="0.0907" calcext:value-type="percentage">
            <text:p>9.07%</text:p>
          </table:table-cell>
          <table:table-cell office:value-type="string" calcext:value-type="string">
            <text:p>融创中国</text:p>
          </table:table-cell>
          <table:table-cell office:value-type="percentage" office:value="0.0907" calcext:value-type="percentage">
            <text:p>9.07%</text:p>
          </table:table-cell>
          <table:table-cell office:value-type="float" office:value="27.05" calcext:value-type="float">
            <text:p>27.050</text:p>
          </table:table-cell>
          <table:table-cell office:value-type="float" office:value="25.7" calcext:value-type="float">
            <text:p>25.700</text:p>
          </table:table-cell>
          <table:table-cell office:value-type="percentage" office:value="0.0363" calcext:value-type="percentage">
            <text:p>3.63%</text:p>
          </table:table-cell>
          <table:table-cell table:formula="of:=IF([.E6]&gt;0;[.F6]/[.E6]-1.0014;([.F6]-[.E6]))" office:value-type="percentage" office:value="-0.0513075785582257" calcext:value-type="percentage">
            <text:p>-5.1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3.8125" calcext:value-type="float">
            <text:p>33.813</text:p>
          </table:table-cell>
          <table:table-cell table:style-name="ce87" table:formula="of:=IF([.F6]&lt;[.E6]*1.25; 0; [.I6]/1.25*0.92)" office:value-type="float" office:value="0" calcext:value-type="float">
            <text:p>0.000</text:p>
          </table:table-cell>
          <table:table-cell table:style-name="ce1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25" calcext:value-type="percentage" table:number-columns-spanned="1" table:number-rows-spanned="5">
            <text:p>17.25%</text:p>
          </table:table-cell>
          <table:table-cell office:value-type="string" calcext:value-type="string">
            <text:p>民生银行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7" calcext:value-type="float">
            <text:p>5.970</text:p>
          </table:table-cell>
          <table:table-cell office:value-type="percentage" office:value="0.0017" calcext:value-type="percentage">
            <text:p>0.17%</text:p>
          </table:table-cell>
          <table:table-cell table:formula="of:=IF([.E7]&gt;0;[.F7]/[.E7]-1.0014;([.F7]-[.E7]))" office:value-type="percentage" office:value="-0.157583745583039" calcext:value-type="percentage">
            <text:p>-15.7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8.84375" calcext:value-type="float">
            <text:p>8.844</text:p>
          </table:table-cell>
          <table:table-cell table:style-name="ce88" table:formula="of:=IF([.F7]&lt;[.E7]*1.25; 0; [.I7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LS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29" calcext:value-type="float">
            <text:p>28.290</text:p>
          </table:table-cell>
          <table:table-cell office:value-type="percentage" office:value="0.0213" calcext:value-type="percentage">
            <text:p>2.13%</text:p>
          </table:table-cell>
          <table:table-cell table:formula="of:=IF([.E8]&gt;0;[.F8]/[.E8]-1.0014;([.F8]-[.E8]))" office:value-type="percentage" office:value="0.0532132339235787" calcext:value-type="percentage">
            <text:p>5.3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53125" calcext:value-type="float">
            <text:p>33.531</text:p>
          </table:table-cell>
          <table:table-cell table:style-name="ce89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DXN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29" calcext:value-type="float">
            <text:p>28.290</text:p>
          </table:table-cell>
          <table:table-cell office:value-type="percentage" office:value="0.0213" calcext:value-type="percentage">
            <text:p>2.13%</text:p>
          </table:table-cell>
          <table:table-cell table:formula="of:=IF([.E9]&gt;0;[.F9]/[.E9]-1.0014;([.F9]-[.E9]))" office:value-type="percentage" office:value="0.0429738924985232" calcext:value-type="percentage">
            <text:p>4.3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86" calcext:value-type="float">
            <text:p>33.860</text:p>
          </table:table-cell>
          <table:table-cell table:style-name="ce91" table:formula="of:=IF([.F9]&lt;[.E9]*1.25; 0; [.I9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农业银行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3" calcext:value-type="float">
            <text:p>3.630</text:p>
          </table:table-cell>
          <table:table-cell office:value-type="percentage" office:value="0.0055" calcext:value-type="percentage">
            <text:p>0.55%</text:p>
          </table:table-cell>
          <table:table-cell table:style-name="ce56" table:formula="of:=IF([.E10]&gt;0;[.F10]/[.E10]-1.0014;([.F10]-[.E10]))" office:value-type="percentage" office:value="0.0151219826379163" calcext:value-type="percentage">
            <text:p>1.51%</text:p>
          </table:table-cell>
          <table:table-cell table:style-name="ce74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46375" calcext:value-type="float">
            <text:p>4.464</text:p>
          </table:table-cell>
          <table:table-cell table:style-name="ce92" table:formula="of:=IF([.F10]&lt;[.E10]*1.25; 0; [.I10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13" calcext:value-type="float">
            <text:p>10.130</text:p>
          </table:table-cell>
          <table:table-cell office:value-type="percentage" office:value="0.01" calcext:value-type="percentage">
            <text:p>1.00%</text:p>
          </table:table-cell>
          <table:table-cell table:formula="of:=IF([.E11]&gt;0;[.F11]/[.E11]-1.0014;([.F11]-[.E11]))" office:value-type="percentage" office:value="-0.00913827015378588" calcext:value-type="percentage">
            <text:p>-0.9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2.76125" calcext:value-type="float">
            <text:p>12.761</text:p>
          </table:table-cell>
          <table:table-cell table:style-name="ce94" table:formula="of:=IF([.F11]&lt;[.E11]*1.25; 0; [.I11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6" calcext:value-type="percentage" table:number-columns-spanned="1" table:number-rows-spanned="2">
            <text:p>3.36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95" calcext:value-type="float">
            <text:p>38.950</text:p>
          </table:table-cell>
          <table:table-cell office:value-type="percentage" office:value="0.0003" calcext:value-type="percentage">
            <text:p>0.03%</text:p>
          </table:table-cell>
          <table:table-cell table:formula="of:=IF([.E12]&gt;0;[.F12]/[.E12]-1.0014;([.F12]-[.E12]))" office:value-type="percentage" office:value="-0.485362426635223" calcext:value-type="percentage">
            <text:p>-48.54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4.34875" calcext:value-type="float">
            <text:p>94.349</text:p>
          </table:table-cell>
          <table:table-cell table:style-name="ce96" table:formula="of:=IF([.F12]&lt;[.E12]*1.25; 0; [.I12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美的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1.6" calcext:value-type="float">
            <text:p>41.600</text:p>
          </table:table-cell>
          <table:table-cell office:value-type="percentage" office:value="0.0053" calcext:value-type="percentage">
            <text:p>0.53%</text:p>
          </table:table-cell>
          <table:table-cell table:style-name="ce57" table:formula="of:=IF([.E13]&gt;0;[.F13]/[.E13]-1.0014;([.F13]-[.E13]))" office:value-type="percentage" office:value="-0.105080082737223" calcext:value-type="percentage">
            <text:p>-10.51%</text:p>
          </table:table-cell>
          <table:table-cell table:style-name="ce7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015" calcext:value-type="float">
            <text:p>58.015</text:p>
          </table:table-cell>
          <table:table-cell table:style-name="ce97" table:formula="of:=IF([.F13]&lt;[.E13]*1.25; 0; [.I13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9" office:value-type="percentage" office:value="0.0175" calcext:value-type="percentage">
            <text:p>1.75%</text:p>
          </table:table-cell>
          <table:table-cell office:value-type="string" calcext:value-type="string">
            <text:p>潍柴动力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8.752" calcext:value-type="float">
            <text:p>8.752</text:p>
          </table:table-cell>
          <table:table-cell office:value-type="float" office:value="8" calcext:value-type="float">
            <text:p>8.000</text:p>
          </table:table-cell>
          <table:table-cell office:value-type="percentage" office:value="0.0568" calcext:value-type="percentage">
            <text:p>5.68%</text:p>
          </table:table-cell>
          <table:table-cell table:style-name="ce58" table:formula="of:=IF([.E14]&gt;0;[.F14]/[.E14]-1.0014;([.F14]-[.E14]))" office:value-type="percentage" office:value="-0.0873232175502744" calcext:value-type="percentage">
            <text:p>-8.73%</text:p>
          </table:table-cell>
          <table:table-cell table:style-name="ce77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.94" calcext:value-type="float">
            <text:p>10.940</text:p>
          </table:table-cell>
          <table:table-cell table:style-name="ce98" table:formula="of:=IF([.F14]&lt;[.E14]*1.25; 0; [.I14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38" calcext:value-type="percentage" table:number-columns-spanned="1" table:number-rows-spanned="2">
            <text:p>4.38%</text:p>
          </table:table-cell>
          <table:table-cell office:value-type="string" calcext:value-type="string">
            <text:p>北京君正DXN1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93" calcext:value-type="float">
            <text:p>21.930</text:p>
          </table:table-cell>
          <table:table-cell office:value-type="percentage" office:value="-0.0054" calcext:value-type="percentage">
            <text:p>-0.54%</text:p>
          </table:table-cell>
          <table:table-cell table:formula="of:=IF([.E15]&gt;0;[.F15]/[.E15]-1.0014;([.F15]-[.E15]))" office:value-type="percentage" office:value="25.9" calcext:value-type="percentage">
            <text:p>2590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99" table:formula="of:=IF([.F15]&lt;[.E15]*1.25; 0; [.I15]/1.25*0.92)" office:value-type="float" office:value="20.9183781407773" calcext:value-type="float">
            <text:p>20.918</text:p>
          </table:table-cell>
          <table:table-cell table:style-name="ce143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93" calcext:value-type="float">
            <text:p>21.930</text:p>
          </table:table-cell>
          <table:table-cell office:value-type="percentage" office:value="-0.0054" calcext:value-type="percentage">
            <text:p>-0.54%</text:p>
          </table:table-cell>
          <table:table-cell table:style-name="ce60" table:formula="of:=IF([.E16]&gt;0;[.F16]/[.E16]-1.0014;([.F16]-[.E16]))" office:value-type="percentage" office:value="-0.0291531477212272" calcext:value-type="percentage">
            <text:p>-2.92%</text:p>
          </table:table-cell>
          <table:table-cell table:style-name="ce7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195" calcext:value-type="float">
            <text:p>28.195</text:p>
          </table:table-cell>
          <table:table-cell table:style-name="ce100" table:formula="of:=IF([.F16]&lt;[.E16]*1.25; 0; [.I16]/1.25*0.92)" office:value-type="float" office:value="0" calcext:value-type="float">
            <text:p>0.000</text:p>
          </table:table-cell>
          <table:table-cell table:style-name="ce146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495" calcext:value-type="float">
            <text:p>100.495</text:p>
          </table:table-cell>
          <table:table-cell office:value-type="percentage" office:value="0.0122" calcext:value-type="percentage">
            <text:p>1.22%</text:p>
          </table:table-cell>
          <table:table-cell table:formula="of:=IF([.E17]&gt;0;[.F17]/[.E17]-1.0014;([.F17]-[.E17]))" office:value-type="percentage" office:value="0.00354999999999994" calcext:value-type="percentage">
            <text:p>0.35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01" table:formula="of:=IF([.F17]&lt;[.E17]*1.25; 0; [.I17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04" calcext:value-type="float">
            <text:p>98.040</text:p>
          </table:table-cell>
          <table:table-cell office:value-type="percentage" office:value="0.0043" calcext:value-type="percentage">
            <text:p>0.43%</text:p>
          </table:table-cell>
          <table:table-cell table:formula="of:=IF([.E18]&gt;0;[.F18]/[.E18]-1.0014;([.F18]-[.E18]))" office:value-type="percentage" office:value="-0.021" calcext:value-type="percentage">
            <text:p>-2.10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02" table:formula="of:=IF([.F18]&lt;[.E18]*1.25; 0; [.I1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71" calcext:value-type="float">
            <text:p>95.710</text:p>
          </table:table-cell>
          <table:table-cell office:value-type="percentage" office:value="-0.0026" calcext:value-type="percentage">
            <text:p>-0.26%</text:p>
          </table:table-cell>
          <table:table-cell table:formula="of:=IF([.E19]&gt;0;[.F19]/[.E19]-1.0014;([.F19]-[.E19]))" office:value-type="percentage" office:value="-0.0443000000000001" calcext:value-type="percentage">
            <text:p>-4.43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04" table:formula="of:=IF([.F19]&lt;[.E19]*1.25; 0; [.I1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06" calcext:value-type="percentage" table:number-columns-spanned="1" table:number-rows-spanned="5">
            <text:p>10.06%</text:p>
          </table:table-cell>
          <table:table-cell office:value-type="string" calcext:value-type="string">
            <text:p>中国平安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2.98" calcext:value-type="float">
            <text:p>62.980</text:p>
          </table:table-cell>
          <table:table-cell office:value-type="percentage" office:value="0.0082" calcext:value-type="percentage">
            <text:p>0.82%</text:p>
          </table:table-cell>
          <table:table-cell table:formula="of:=IF([.E20]&gt;0;[.F20]/[.E20]-1.0014;([.F20]-[.E20]))" office:value-type="percentage" office:value="-0.0128271363094118" calcext:value-type="percentage">
            <text:p>-1.2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9.635" calcext:value-type="float">
            <text:p>79.635</text:p>
          </table:table-cell>
          <table:table-cell table:style-name="ce105" table:formula="of:=IF([.F20]&lt;[.E20]*1.25; 0; [.I2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34.5" calcext:value-type="float">
            <text:p>34.500</text:p>
          </table:table-cell>
          <table:table-cell office:value-type="float" office:value="35.55" calcext:value-type="float">
            <text:p>35.550</text:p>
          </table:table-cell>
          <table:table-cell office:value-type="percentage" office:value="0.0201" calcext:value-type="percentage">
            <text:p>2.01%</text:p>
          </table:table-cell>
          <table:table-cell table:style-name="ce64" table:formula="of:=IF([.E21]&gt;0;[.F21]/[.E21]-1.0014;([.F21]-[.E21]))" office:value-type="percentage" office:value="0.0290347826086954" calcext:value-type="percentage">
            <text:p>2.90%</text:p>
          </table:table-cell>
          <table:table-cell table:style-name="ce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43.125" calcext:value-type="float">
            <text:p>43.125</text:p>
          </table:table-cell>
          <table:table-cell table:style-name="ce107" table:formula="of:=IF([.F21]&lt;[.E21]*1.25; 0; [.I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5.98" calcext:value-type="float">
            <text:p>15.980</text:p>
          </table:table-cell>
          <table:table-cell office:value-type="percentage" office:value="-0.0013" calcext:value-type="percentage">
            <text:p>-0.13%</text:p>
          </table:table-cell>
          <table:table-cell table:formula="of:=IF([.E22]&gt;0;[.F22]/[.E22]-1.0014;([.F22]-[.E22]))" office:value-type="percentage" office:value="-0.0556140151515152" calcext:value-type="percentage">
            <text:p>-5.56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12" calcext:value-type="float">
            <text:p>21.120</text:p>
          </table:table-cell>
          <table:table-cell table:style-name="ce108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8.11" calcext:value-type="float">
            <text:p>18.110</text:p>
          </table:table-cell>
          <table:table-cell office:value-type="float" office:value="15.98" calcext:value-type="float">
            <text:p>15.980</text:p>
          </table:table-cell>
          <table:table-cell office:value-type="percentage" office:value="-0.0013" calcext:value-type="percentage">
            <text:p>-0.13%</text:p>
          </table:table-cell>
          <table:table-cell table:formula="of:=IF([.E23]&gt;0;[.F23]/[.E23]-1.0014;([.F23]-[.E23]))" office:value-type="percentage" office:value="-0.119014577581447" calcext:value-type="percentage">
            <text:p>-11.90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2.6375" calcext:value-type="float">
            <text:p>22.638</text:p>
          </table:table-cell>
          <table:table-cell table:style-name="ce109" table:formula="of:=IF([.F23]&lt;[.E23]*1.25; 0; [.I23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36" calcext:value-type="float">
            <text:p>15.360</text:p>
          </table:table-cell>
          <table:table-cell office:value-type="percentage" office:value="-0.0166" calcext:value-type="percentage">
            <text:p>-1.66%</text:p>
          </table:table-cell>
          <table:table-cell table:formula="of:=IF([.E24]&gt;0;[.F24]/[.E24]-1.0014;([.F24]-[.E24]))" office:value-type="percentage" office:value="-0.110448723897912" calcext:value-type="percentage">
            <text:p>-11.04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10" table:formula="of:=IF([.F24]&lt;[.E24]*1.25; 0; [.I2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8" calcext:value-type="percentage">
            <text:p>0.7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.15" calcext:value-type="float">
            <text:p>2.150</text:p>
          </table:table-cell>
          <table:table-cell office:value-type="float" office:value="11" calcext:value-type="float">
            <text:p>11.000</text:p>
          </table:table-cell>
          <table:table-cell table:style-name="ce44" office:value-type="percentage" office:value="0" calcext:value-type="percentage">
            <text:p>0.00%</text:p>
          </table:table-cell>
          <table:table-cell table:formula="of:=IF([.E25]&gt;0;[.F25]/[.E25]-1.0014;([.F25]-[.E25]))" office:value-type="percentage" office:value="4.11487906976744" calcext:value-type="percentage">
            <text:p>411.49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11" table:formula="of:=IF([.F25]&lt;[.E25]*1.25; 0; [.I25]/1.25*0.92)" office:value-type="float" office:value="9.43183898925781" calcext:value-type="float">
            <text:p>9.432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4" calcext:value-type="percentage">
            <text:p>1.74%</text:p>
          </table:table-cell>
          <table:table-cell office:value-type="string" calcext:value-type="string">
            <text:p>西宁特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6" calcext:value-type="float">
            <text:p>4.660</text:p>
          </table:table-cell>
          <table:table-cell office:value-type="percentage" office:value="-0.0412" calcext:value-type="percentage">
            <text:p>-4.12%</text:p>
          </table:table-cell>
          <table:table-cell table:formula="of:=IF([.E26]&gt;0;[.F26]/[.E26]-1.0014;([.F26]-[.E26]))" office:value-type="percentage" office:value="-0.194054192654193" calcext:value-type="percentage">
            <text:p>-19.4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13" table:formula="of:=IF([.F26]&lt;[.E26]*1.25; 0; [.I2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5" calcext:value-type="percentage">
            <text:p>1.05%</text:p>
          </table:table-cell>
          <table:table-cell office:value-type="string" calcext:value-type="string">
            <text:p>泸州老窖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3.09" calcext:value-type="float">
            <text:p>43.090</text:p>
          </table:table-cell>
          <table:table-cell office:value-type="percentage" office:value="-0.0477" calcext:value-type="percentage">
            <text:p>-4.77%</text:p>
          </table:table-cell>
          <table:table-cell table:formula="of:=IF([.E27]&gt;0;[.F27]/[.E27]-1.0014;([.F27]-[.E27]))" office:value-type="percentage" office:value="-0.3462081864765" calcext:value-type="percentage">
            <text:p>-34.6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2.20875" calcext:value-type="float">
            <text:p>82.209</text:p>
          </table:table-cell>
          <table:table-cell table:style-name="ce114" table:formula="of:=IF([.F27]&lt;[.E27]*1.25; 0; [.I2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5" calcext:value-type="float" table:number-columns-spanned="4" table:number-rows-spanned="1">
            <text:p>1.1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8" calcext:value-type="percentage" table:number-columns-spanned="5" table:number-rows-spanned="1">
            <text:p>2.8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19" calcext:value-type="percentage" table:number-columns-spanned="1" table:number-rows-spanned="3">
            <text:p>9.1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84" calcext:value-type="percentage">
            <text:p>4.84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92" calcext:value-type="float">
            <text:p>1.9200</text:p>
          </table:table-cell>
          <table:table-cell office:value-type="percentage" office:value="0.1646" calcext:value-type="percentage">
            <text:p>16.46%</text:p>
          </table:table-cell>
          <table:table-cell table:style-name="ce67" table:formula="of:=IF([.E31]&gt;0;[.F31]/[.E31]-1.0014;([.F31]-[.E31]))" office:value-type="percentage" office:value="-0.295154138159347" calcext:value-type="percentage">
            <text:p>-29.52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73" calcext:value-type="percentage">
            <text:p>1.7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31.3" calcext:value-type="float">
            <text:p>31.3000</text:p>
          </table:table-cell>
          <table:table-cell office:value-type="percentage" office:value="-0.0032" calcext:value-type="percentage">
            <text:p>-0.32%</text:p>
          </table:table-cell>
          <table:table-cell table:style-name="ce68" table:formula="of:=IF([.E32]&gt;0;[.F32]/[.E32]-1.0014;([.F32]-[.E32]))" office:value-type="percentage" office:value="-0.220754034168849" calcext:value-type="percentage">
            <text:p>-22.08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2" calcext:value-type="percentage">
            <text:p>2.6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75.2" calcext:value-type="float">
            <text:p>175.2000</text:p>
          </table:table-cell>
          <table:table-cell office:value-type="percentage" office:value="0.0045" calcext:value-type="percentage">
            <text:p>0.45%</text:p>
          </table:table-cell>
          <table:table-cell table:style-name="ce67" table:formula="of:=IF([.E33]&gt;0;[.F33]/[.E33]-1.0014;([.F33]-[.E33]))" office:value-type="percentage" office:value="0.000687109510618678" calcext:value-type="percentage">
            <text:p>0.07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21" calcext:value-type="percentage">
            <text:p>3.2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21" calcext:value-type="percentage">
            <text:p>3.2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75.84" calcext:value-type="float">
            <text:p>175.8400</text:p>
          </table:table-cell>
          <table:table-cell office:value-type="percentage" office:value="0.0062" calcext:value-type="percentage">
            <text:p>0.62%</text:p>
          </table:table-cell>
          <table:table-cell table:style-name="ce67" table:formula="of:=IF([.E34]&gt;0;[.F34]/[.E34]-1.0014;([.F34]-[.E34]))" office:value-type="percentage" office:value="0.00435805638857123" calcext:value-type="percentage">
            <text:p>0.4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46" calcext:value-type="percentage" table:number-columns-spanned="1" table:number-rows-spanned="2">
            <text:p>2.46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" calcext:value-type="percentage">
            <text:p>1.00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01.3" calcext:value-type="float">
            <text:p>301.3000</text:p>
          </table:table-cell>
          <table:table-cell office:value-type="percentage" office:value="-0.0655" calcext:value-type="percentage">
            <text:p>-6.55%</text:p>
          </table:table-cell>
          <table:table-cell table:style-name="ce67" table:formula="of:=IF([.E35]&gt;0;[.F35]/[.E35]-1.0014;([.F35]-[.E35]))" office:value-type="percentage" office:value="-0.108659259259259" calcext:value-type="percentage">
            <text:p>-10.87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46" calcext:value-type="percentage">
            <text:p>1.46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88" calcext:value-type="float">
            <text:p>6.8800</text:p>
          </table:table-cell>
          <table:table-cell office:value-type="percentage" office:value="0.0178" calcext:value-type="percentage">
            <text:p>1.78%</text:p>
          </table:table-cell>
          <table:table-cell table:style-name="ce70" table:formula="of:=IF([.E36]&gt;0;[.F36]/[.E36]-1.0014;([.F36]-[.E36]))" office:value-type="percentage" office:value="-0.0714189240335226" calcext:value-type="percentage">
            <text:p>-7.14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14" calcext:value-type="percentage">
            <text:p>1.14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61" calcext:value-type="float">
            <text:p>1.6100</text:p>
          </table:table-cell>
          <table:table-cell office:value-type="percentage" office:value="-0.0062" calcext:value-type="percentage">
            <text:p>-0.62%</text:p>
          </table:table-cell>
          <table:table-cell table:style-name="ce71" table:formula="of:=IF([.E37]&gt;0;[.F37]/[.E37]-1.0014;([.F37]-[.E37]))" office:value-type="percentage" office:value="-0.0562869973583799" calcext:value-type="percentage">
            <text:p>-5.63%</text:p>
          </table:table-cell>
          <table:table-cell table:style-name="ce86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.129375" calcext:value-type="float">
            <text:p>2.129</text:p>
          </table:table-cell>
          <table:table-cell table:style-name="ce127" table:formula="of:=IF([.F37]&lt;[.E37]*1.25; 0; [.I37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6" calcext:value-type="percentage">
            <text:p>2.06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78" calcext:value-type="float">
            <text:p>24.7800</text:p>
          </table:table-cell>
          <table:table-cell office:value-type="percentage" office:value="-0.0092" calcext:value-type="percentage">
            <text:p>-0.92%</text:p>
          </table:table-cell>
          <table:table-cell table:style-name="ce67" table:formula="of:=IF([.E38]&gt;0;[.F38]/[.E38]-1.0014;([.F38]-[.E38]))" office:value-type="percentage" office:value="-0.0971293464655717" calcext:value-type="percentage">
            <text:p>-9.71%</text:p>
          </table:table-cell>
          <table:table-cell table:style-name="ce8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28" table:formula="of:=IF([.F38]&lt;[.E38]*1.25; 0; [.I38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100078.246819" calcext:value-type="float">
            <text:p>100078.25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22:Sheet1.H27 Sheet1.H6:Sheet1.H9 Sheet1.H11:Sheet1.H12 Sheet1.H15:Sheet1.H15 Sheet1.H17:Sheet1.H2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H38:Sheet1.H38 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2:Sheet1.I27 Sheet1.I6:Sheet1.I9 Sheet1.I11:Sheet1.I12 Sheet1.I15:Sheet1.I15 Sheet1.I17:Sheet1.I20">
            <calcext:condition calcext:apply-style-name="Good" calcext:value="&gt;[.E6]*1.25" calcext:base-cell-address="Sheet1.I6"/>
          </calcext:conditional-format>
          <calcext:conditional-format calcext:target-range-address="Sheet1.I38:Sheet1.I38 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20:04:55.255465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9-01T21:19:12.091859813</dc:date>
    <meta:editing-duration>P1DT14H13M21S</meta:editing-duration>
    <meta:editing-cycles>191</meta:editing-cycles>
    <meta:generator>LibreOffice/6.0.3.2$Linux_X86_64 LibreOffice_project/00m0$Build-2</meta:generator>
    <meta:document-statistic meta:table-count="1" meta:cell-count="377" meta:object-count="0"/>
  </office:meta>
</office:document-meta>
</file>